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color="#FF0000"/>
    </style:style>
    <style:style style:name="T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Основнойшрифтабзаца" style:family="text">
      <style:text-properties fo:background-color="#FFFF00"/>
    </style:style>
  </office:automatic-styles>
  <office:body>
    <office:text text:use-soft-page-breaks="true">
      <text:p text:style-name="P1">Мы вынуждены отталкиваться от того, что существующая теория представляет собой интересный эксперимент проверки экономической целесообразности принимаемых решений.<text:s/><text:span text:style-name="T2">Безусловно, современная методология разработки в значительной степени обусловливает важность системы массового участия.<text:s/></text:span></text:p>
      <text:p text:style-name="Обычный"/>
      <text:p text:style-name="Обычный"><text:span text:style-name="T3">Господа, постоянный количественный рост и сфера нашей активности требует определения и уточнения модели развития.</text:span><text:s/>Мы вынуждены отталкиваться от того, что синтетическое тестирование создаёт необходимость<text:s/><text:span text:style-name="T4">включения в производственный план целого ряда внеочередных мероприятий с учётом комплекса приоретизации разума над эмоциями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Эд Док</meta:initial-creator>
    <dc:creator>Эд Док</dc:creator>
    <meta:creation-date>2024-01-25T11:29:00Z</meta:creation-date>
    <dc:date>2024-01-25T11:29:00Z</dc:date>
    <meta:template xlink:href="Normal" xlink:type="simple"/>
    <meta:editing-cycles>2</meta:editing-cycles>
    <meta:editing-duration>PT60S</meta:editing-duration>
    <meta:document-statistic meta:page-count="1" meta:paragraph-count="1" meta:word-count="91" meta:character-count="612" meta:row-count="4" meta:non-whitespace-character-count="522"/>
  </office:meta>
</office:document-meta>
</file>